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749cm" fo:min-width="1.83cm"/>
    </style:style>
    <style:style style:name="gr2" style:family="graphic" style:parent-style-name="standard">
      <style:graphic-properties draw:textarea-horizontal-align="justify" draw:textarea-vertical-align="middle" draw:auto-grow-height="false" fo:min-height="1.323cm" fo:min-width="2.21cm"/>
    </style:style>
    <style:style style:name="gr3" style:family="graphic" style:parent-style-name="standard">
      <style:graphic-properties draw:textarea-horizontal-align="justify" draw:textarea-vertical-align="middle" draw:auto-grow-height="false" fo:min-height="2.221cm" fo:min-width="2.088cm"/>
    </style:style>
    <style:style style:name="gr4" style:family="graphic" style:parent-style-name="standard">
      <style:graphic-properties draw:textarea-horizontal-align="justify" draw:textarea-vertical-align="middle" draw:auto-grow-height="false" fo:min-height="2.544cm" fo:min-width="2.294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draw:fill="none" fo:min-height="0.592cm"/>
    </style:style>
    <style:style style:name="gr7" style:family="graphic" style:parent-style-name="standard">
      <style:graphic-properties draw:stroke="none" draw:fill="none" fo:min-height="0.36cm"/>
    </style:style>
    <style:style style:name="gr8" style:family="graphic" style:parent-style-name="standard">
      <style:graphic-properties draw:stroke="none" draw:fill="none" fo:min-height="0.89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5" draw:id="id5" draw:layer="layout" svg:width="3.302cm" svg:height="1.415cm" svg:x="1.924cm" svg:y="6.588cm">
          <text:p text:style-name="P1"><text:span text:style-name="T1">Josh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2" draw:text-style-name="P2" xml:id="id2" draw:id="id2" draw:layer="layout" svg:width="4.064cm" svg:height="1.572cm" svg:x="15.224cm" svg:y="1.922cm">
          <text:p text:style-name="P1"><text:span text:style-name="T1">Hard disk</text:span></text:p>
          <draw:enhanced-geometry svg:viewBox="0 0 21600 21600" draw:glue-points="10800 0 0 10800 10800 21600 18000 10800" draw:text-areas="3600 0 18000 21600" draw:type="flowchart-stored-data" draw:enhanced-path="M 3600 21600 X 0 10800 3600 0 L 21600 0 X 18000 10800 21600 21600 Z N"/>
        </draw:custom-shape>
        <draw:custom-shape draw:style-name="gr1" draw:text-style-name="P2" xml:id="id3" draw:id="id3" draw:layer="layout" svg:width="3.302cm" svg:height="1.415cm" svg:x="1.924cm" svg:y="2.031cm">
          <text:p text:style-name="P1"><text:span text:style-name="T1">Spreadsheet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3" draw:text-style-name="P2" xml:id="id1" draw:id="id1" draw:layer="layout" svg:width="2.794cm" svg:height="2.667cm" svg:x="9.163cm" svg:y="1.381cm">
          <text:p text:style-name="P1"><text:span text:style-name="T1">Calculate</text:span></text:p>
          <text:p text:style-name="P1"><text:span text:style-name="T1">New</text:span></text:p>
          <text:p text:style-name="P1"><text:span text:style-name="T1">Total cost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2" xml:id="id4" draw:id="id4" draw:layer="layout" svg:width="2.794cm" svg:height="2.794cm" svg:x="9.193cm" svg:y="5.902cm">
          <text:p text:style-name="P1"><text:span text:style-name="T1">Add to </text:span></text:p>
          <text:p text:style-name="P1"><text:span text:style-name="T1">spreadshee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" draw:layer="layout" draw:type="line" svg:x1="11.957cm" svg:y1="2.715cm" svg:x2="15.224cm" svg:y2="2.708cm" draw:start-shape="id1" draw:start-glue-point="7" draw:end-shape="id2" svg:d="M11957 2715l3267-7" svg:viewBox="0 0 3268 8">
          <text:p/>
        </draw:connector>
        <draw:frame draw:style-name="gr6" draw:text-style-name="P1" draw:layer="layout" svg:width="2.153cm" svg:height="1.191cm" svg:x="10.433cm" svg:y="4.448cm">
          <draw:text-box>
            <text:p text:style-name="P1"><text:span text:style-name="T1">New </text:span></text:p>
            <text:p text:style-name="P1"><text:span text:style-name="T1">Quantity</text:span></text:p>
          </draw:text-box>
        </draw:frame>
        <draw:connector draw:style-name="gr5" draw:layer="layout" draw:type="line" svg:x1="5.226cm" svg:y1="2.739cm" svg:x2="9.163cm" svg:y2="2.715cm" draw:start-shape="id3" draw:start-glue-point="10" draw:end-shape="id1" draw:end-glue-point="5" svg:d="M5226 2739l3937-24" svg:viewBox="0 0 3938 25">
          <text:p/>
        </draw:connector>
        <draw:frame draw:style-name="gr7" draw:text-style-name="P1" draw:layer="layout" svg:width="1.397cm" svg:height="0.721cm" svg:x="6.242cm" svg:y="1.93cm">
          <draw:text-box>
            <text:p text:style-name="P1"><text:span text:style-name="T1">Cost</text:span></text:p>
          </draw:text-box>
        </draw:frame>
        <draw:connector draw:style-name="gr5" draw:layer="layout" draw:type="line" svg:x1="10.59cm" svg:y1="5.902cm" svg:x2="10.56cm" svg:y2="4.048cm" draw:start-shape="id4" draw:start-glue-point="4" draw:end-shape="id1" draw:end-glue-point="6" svg:d="M10590 5902l-30-1854" svg:viewBox="0 0 31 1855">
          <text:p/>
        </draw:connector>
        <draw:connector draw:style-name="gr5" draw:layer="layout" draw:type="line" svg:x1="5.226cm" svg:y1="7.296cm" svg:x2="9.193cm" svg:y2="7.299cm" draw:start-shape="id5" draw:start-glue-point="10" draw:end-shape="id4" draw:end-glue-point="5" svg:d="M5226 7296l3967 3" svg:viewBox="0 0 3968 4">
          <text:p/>
        </draw:connector>
        <draw:frame draw:style-name="gr8" draw:text-style-name="P1" draw:layer="layout" svg:width="2.407cm" svg:height="1.191cm" svg:x="12.538cm" svg:y="1.587cm">
          <draw:text-box>
            <text:p text:style-name="P1"><text:span text:style-name="T1">New</text:span></text:p>
            <text:p text:style-name="P1"><text:span text:style-name="T1">Total cost</text:span></text:p>
          </draw:text-box>
        </draw:frame>
        <draw:frame draw:style-name="gr6" draw:text-style-name="P1" draw:layer="layout" svg:width="2.153cm" svg:height="1.191cm" svg:x="5.734cm" svg:y="6.124cm">
          <draw:text-box>
            <text:p text:style-name="P1"><text:span text:style-name="T1">New </text:span></text:p>
            <text:p text:style-name="P1"><text:span text:style-name="T1">Quantity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00309F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="Arrow" draw:marker-end-width="0.2cm" draw:marker-end-center="false" draw:stroke-linejoin="none" svg:stroke-linecap="butt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 draw:fill-gradient-name="Gradient_20_7" draw:fill-hatch-name="Hatching_20_1" draw:fill-image-name="Bitmap_20_1" draw:fill-image-width="0cm" draw:fill-image-height="0cm" draw:fit-to-size="shrink-to-fit" draw:fit-to-contour="false" fo:padding-top="0cm" fo:padding-bottom="0cm" fo:padding-left="0cm" fo:padding-right="0cm"/>
      <style:paragraph-properties fo:text-align="center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9-19T11:57:07.052195000</meta:creation-date>
    <dc:date>2014-09-24T19:07:57.209128000</dc:date>
    <meta:editing-duration>PT37M7S</meta:editing-duration>
    <meta:editing-cycles>5</meta:editing-cycles>
    <meta:generator>LibreOffice/4.3.1.2$MacOSX_X86_64 LibreOffice_project/958349dc3b25111dbca392fbc281a05559ef6848</meta:generator>
    <meta:document-statistic meta:object-count="13"/>
  </office:meta>
</office:document-meta>
</file>